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18cm" svg:stroke-color="#000000" draw:marker-start-width="0.227cm" draw:marker-end-width="0.227cm" draw:fill-color="#ffffff" draw:textarea-horizontal-align="justify" draw:textarea-vertical-align="middle" draw:auto-grow-height="false" fo:min-height="5.85cm" fo:min-width="10.4cm" fo:padding-top="0.134cm" fo:padding-bottom="0.134cm" fo:padding-left="0.259cm" fo:padding-right="0.259cm"/>
    </style:style>
    <style:style style:name="gr2" style:family="graphic" style:parent-style-name="standard">
      <style:graphic-properties draw:stroke="dash" draw:stroke-dash="Fine_20_Dashed" svg:stroke-width="0.018cm" svg:stroke-color="#000000" draw:marker-start-width="0.227cm" draw:marker-end-width="0.227cm" draw:fill-color="#ffffff" draw:textarea-horizontal-align="justify" draw:textarea-vertical-align="middle" draw:auto-grow-height="false" fo:min-height="11.835cm" fo:min-width="7.796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79cm" fo:min-width="2.647cm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51cm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509cm"/>
    </style:style>
    <style:style style:name="gr8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323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8cm" fo:min-width="2.647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8cm" fo:min-width="2.646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252cm" fo:min-width="2.646cm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-width="0.377cm" draw:marker-end-width="0.37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324cm"/>
    </style:style>
    <style:style style:name="gr14" style:family="graphic" style:parent-style-name="objectwithoutfill">
      <style:graphic-properties svg:stroke-width="0.018cm" draw:marker-start-width="0.227cm" draw:marker-end="Arrow" draw:marker-end-width="0.327cm" svg:stroke-linecap="butt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35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1.112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cm" fo:min-width="0.754cm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413cm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415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cm" fo:min-width="0.746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cm" fo:min-width="0.8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5cm" fo:min-width="1.3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cm" fo:min-width="1.5cm" fo:padding-top="0.134cm" fo:padding-bottom="0.134cm" fo:padding-left="0.259cm" fo:padding-right="0.259cm"/>
    </style:style>
    <style:style style:name="gr24" style:family="graphic" style:parent-style-name="objectwithoutfill">
      <style:graphic-properties draw:stroke="dash" draw:stroke-dash="_33__20_Dashes_20_3_20_Dots_20__28_var_29_" svg:stroke-width="0.018cm" draw:marker-start-width="0.227cm" draw:marker-end="Short_20_line_20_Arrow" draw:marker-end-width="0.327cm" svg:stroke-linecap="round" draw:fill="none" draw:textarea-vertical-align="botto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319cm"/>
    </style:style>
    <style:style style:name="gr26" style:family="graphic" style:parent-style-name="objectwithoutfill">
      <style:graphic-properties svg:stroke-width="0.018cm" draw:marker-start-width="0.227cm" draw:marker-end-width="0.327cm" draw:fill="none" draw:textarea-vertical-align="middle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55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637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45cm"/>
    </style:style>
    <style:style style:name="gr3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2.05cm" fo:min-width="4.2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276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25cm" fo:min-width="13.4cm" fo:padding-top="0.134cm" fo:padding-bottom="0.134cm" fo:padding-left="0.259cm" fo:padding-right="0.259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38cm" fo:min-width="1.7cm" fo:padding-top="0.134cm" fo:padding-bottom="0.134cm" fo:padding-left="0.259cm" fo:padding-right="0.259cm"/>
    </style:style>
    <style:style style:name="gr35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475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4.25cm" fo:min-width="2.4cm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955cm"/>
    </style:style>
    <style:style style:name="gr40" style:family="graphic" style:parent-style-name="objectwithoutfill">
      <style:graphic-properties svg:stroke-width="0.018cm" draw:marker-start="Arrow" draw:marker-start-width="0.227cm" draw:marker-end-width="0.327cm" draw:fill="none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018cm" svg:stroke-color="#000000" draw:marker-start="Arrow" draw:marker-start-width="0.227cm" draw:marker-end-width="0.327cm" draw:fill="none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18cm" draw:marker-start="Arrow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3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075cm"/>
    </style:style>
    <style:style style:name="gr44" style:family="graphic" style:parent-style-name="standard">
      <style:graphic-properties draw:stroke="none" svg:stroke-width="0.018cm" svg:stroke-color="#000000" draw:marker-start-width="0.227cm" draw:marker-end-width="0.227cm" draw:fill="none" draw:fill-color="#ffffff" fo:min-height="0.551cm"/>
    </style:style>
    <style:style style:name="P1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12pt" style:font-size-asian="15pt" style:font-size-complex="1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5pt" style:font-size-complex="15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5pt" style:font-size-complex="15pt"/>
    </style:style>
    <style:style style:name="P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1pt" style:font-size-asian="14pt" style:font-size-complex="14pt"/>
    </style:style>
    <style:style style:name="P11" style:family="paragraph">
      <loext:graphic-properties draw:fill-color="#000000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10.5pt" style:font-size-complex="10.5pt"/>
    </style:style>
    <style:style style:name="T3" style:family="text">
      <style:text-properties fo:font-size="10.5pt" fo:language="en" fo:country="US" style:font-size-asian="10.5pt" style:font-size-complex="10.5pt"/>
    </style:style>
    <style:style style:name="T4" style:family="text">
      <style:text-properties fo:font-size="8pt" fo:language="en" fo:country="US" style:font-size-asian="10.5pt" style:font-size-complex="10.5pt"/>
    </style:style>
    <style:style style:name="T5" style:family="text">
      <style:text-properties style:text-position="-33% 58%" fo:font-size="10.5pt" style:font-size-asian="10.5pt" style:font-size-complex="10.5pt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size="7pt" style:font-size-asian="10pt" style:font-size-complex="10pt"/>
    </style:style>
    <style:style style:name="T8" style:family="text">
      <style:text-properties fo:font-size="7pt" fo:language="en" fo:country="US" style:font-size-asian="10pt" style:font-size-complex="10pt"/>
    </style:style>
    <style:style style:name="T9" style:family="text">
      <style:text-properties style:text-position="33% 58%" fo:font-size="7pt" fo:language="en" fo:country="US" style:font-size-asian="10pt" style:font-size-complex="10pt"/>
    </style:style>
    <style:style style:name="T10" style:family="text">
      <style:text-properties style:text-position="0% 100%" fo:font-size="7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9cm" svg:height="6.1cm" svg:x="18.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296cm" svg:height="12.085cm" svg:x="2.99cm" svg:y="3.488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147cm" svg:height="0.929cm" svg:x="4.42cm" svg:y="4.704cm">
          <text:p text:style-name="P2"><text:span text:style-name="T1">C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9.129cm" svg:y1="4.227cm" svg:x2="19.129cm" svg:y2="5.8cm">
          <text:p/>
        </draw:line>
        <draw:line draw:style-name="gr4" draw:text-style-name="P3" draw:layer="layout" svg:x1="20.13cm" svg:y1="4.227cm" svg:x2="20.13cm" svg:y2="5.8cm">
          <text:p/>
        </draw:line>
        <draw:line draw:style-name="gr4" draw:text-style-name="P3" draw:layer="layout" svg:x1="6.923cm" svg:y1="3.13cm" svg:x2="6.923cm" svg:y2="4.693cm">
          <text:p/>
        </draw:line>
        <draw:line draw:style-name="gr4" draw:text-style-name="P3" draw:layer="layout" svg:x1="6.78cm" svg:y1="5.633cm" svg:x2="6.78cm" svg:y2="6.92cm">
          <text:p/>
        </draw:line>
        <draw:line draw:style-name="gr5" draw:text-style-name="P3" draw:layer="layout" svg:x1="18.986cm" svg:y1="5.124cm" svg:x2="19.272cm" svg:y2="5.02cm">
          <text:p/>
        </draw:line>
        <draw:line draw:style-name="gr5" draw:text-style-name="P3" draw:layer="layout" svg:x1="19.987cm" svg:y1="5.124cm" svg:x2="20.273cm" svg:y2="5.02cm">
          <text:p/>
        </draw:line>
        <draw:line draw:style-name="gr5" draw:text-style-name="P3" draw:layer="layout" svg:x1="6.78cm" svg:y1="4.027cm" svg:x2="7.066cm" svg:y2="3.923cm">
          <text:p/>
        </draw:line>
        <draw:frame draw:style-name="gr6" draw:text-style-name="P4" draw:layer="layout" svg:width="1.144cm" svg:height="0.76cm" svg:x="4.993cm" svg:y="5.919cm">
          <draw:text-box>
            <text:p><text:span text:style-name="T2">k+1</text:span></text:p>
          </draw:text-box>
        </draw:frame>
        <draw:line draw:style-name="gr5" draw:text-style-name="P3" draw:layer="layout" svg:x1="5.851cm" svg:y1="6.205cm" svg:x2="6.137cm" svg:y2="6.062cm">
          <text:p/>
        </draw:line>
        <draw:line draw:style-name="gr5" draw:text-style-name="P3" draw:layer="layout" svg:x1="6.637cm" svg:y1="6.205cm" svg:x2="6.923cm" svg:y2="6.062cm">
          <text:p/>
        </draw:line>
        <draw:frame draw:style-name="gr7" draw:text-style-name="P4" draw:layer="layout" svg:width="1.144cm" svg:height="0.759cm" svg:x="6.852cm" svg:y="5.848cm">
          <draw:text-box>
            <text:p><text:span text:style-name="T2">k+1</text:span></text:p>
          </draw:text-box>
        </draw:frame>
        <draw:frame draw:style-name="gr8" draw:text-style-name="P4" draw:layer="layout" svg:width="0.572cm" svg:height="0.573cm" svg:x="19.5cm" svg:y="4.827cm">
          <draw:text-box>
            <text:p><text:span text:style-name="T2">k</text:span></text:p>
          </draw:text-box>
        </draw:frame>
        <draw:frame draw:style-name="gr8" draw:text-style-name="P4" draw:layer="layout" svg:width="0.572cm" svg:height="0.573cm" svg:x="6.3cm" svg:y="3.727cm">
          <draw:text-box>
            <text:p><text:span text:style-name="T2">k</text:span></text:p>
          </draw:text-box>
        </draw:frame>
        <draw:custom-shape draw:style-name="gr9" draw:text-style-name="P1" draw:layer="layout" svg:width="3.147cm" svg:height="0.93cm" svg:x="5.636cm" svg:y="6.92cm">
          <text:p text:style-name="P2"><text:span text:style-name="T1">C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068cm" svg:y1="3.13cm" svg:x2="8.068cm" svg:y2="6.92cm">
          <text:p/>
        </draw:line>
        <draw:line draw:style-name="gr5" draw:text-style-name="P3" draw:layer="layout" svg:x1="7.925cm" svg:y1="4.027cm" svg:x2="8.211cm" svg:y2="3.923cm">
          <text:p/>
        </draw:line>
        <draw:frame draw:style-name="gr8" draw:text-style-name="P4" draw:layer="layout" svg:width="0.572cm" svg:height="0.573cm" svg:x="7.496cm" svg:y="3.82cm">
          <draw:text-box>
            <text:p><text:span text:style-name="T2">k</text:span></text:p>
          </draw:text-box>
        </draw:frame>
        <draw:line draw:style-name="gr4" draw:text-style-name="P3" draw:layer="layout" svg:x1="7.925cm" svg:y1="7.85cm" svg:x2="7.925cm" svg:y2="9.137cm">
          <text:p/>
        </draw:line>
        <draw:line draw:style-name="gr4" draw:text-style-name="P3" draw:layer="layout" svg:x1="7.138cm" svg:y1="7.85cm" svg:x2="7.138cm" svg:y2="9.137cm">
          <text:p/>
        </draw:line>
        <draw:frame draw:style-name="gr6" draw:text-style-name="P4" draw:layer="layout" svg:width="1.144cm" svg:height="0.76cm" svg:x="6.137cm" svg:y="8.136cm">
          <draw:text-box>
            <text:p><text:span text:style-name="T2">k+2</text:span></text:p>
          </draw:text-box>
        </draw:frame>
        <draw:line draw:style-name="gr5" draw:text-style-name="P3" draw:layer="layout" svg:x1="6.995cm" svg:y1="8.422cm" svg:x2="7.281cm" svg:y2="8.279cm">
          <text:p/>
        </draw:line>
        <draw:line draw:style-name="gr5" draw:text-style-name="P3" draw:layer="layout" svg:x1="7.782cm" svg:y1="8.422cm" svg:x2="8.068cm" svg:y2="8.279cm">
          <text:p/>
        </draw:line>
        <draw:frame draw:style-name="gr7" draw:text-style-name="P4" draw:layer="layout" svg:width="1.144cm" svg:height="0.759cm" svg:x="7.996cm" svg:y="8.065cm">
          <draw:text-box>
            <text:p><text:span text:style-name="T2">k+2</text:span></text:p>
          </draw:text-box>
        </draw:frame>
        <draw:custom-shape draw:style-name="gr10" draw:text-style-name="P1" draw:layer="layout" svg:width="3.146cm" svg:height="0.93cm" svg:x="6.709cm" svg:y="9.137cm">
          <text:p text:style-name="P2"><text:span text:style-name="T1">C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64cm" svg:y1="10.067cm" svg:x2="8.64cm" svg:y2="11.497cm">
          <text:p/>
        </draw:line>
        <draw:line draw:style-name="gr4" draw:text-style-name="P3" draw:layer="layout" svg:x1="7.853cm" svg:y1="10.067cm" svg:x2="7.853cm" svg:y2="11.497cm">
          <text:p/>
        </draw:line>
        <draw:frame draw:style-name="gr7" draw:text-style-name="P4" draw:layer="layout" svg:width="1.144cm" svg:height="0.759cm" svg:x="6.852cm" svg:y="10.353cm">
          <draw:text-box>
            <text:p><text:span text:style-name="T2">k+3</text:span></text:p>
          </draw:text-box>
        </draw:frame>
        <draw:line draw:style-name="gr5" draw:text-style-name="P3" draw:layer="layout" svg:x1="7.71cm" svg:y1="10.639cm" svg:x2="7.996cm" svg:y2="10.496cm">
          <text:p/>
        </draw:line>
        <draw:line draw:style-name="gr5" draw:text-style-name="P3" draw:layer="layout" svg:x1="8.497cm" svg:y1="10.639cm" svg:x2="8.783cm" svg:y2="10.496cm">
          <text:p/>
        </draw:line>
        <draw:frame draw:style-name="gr7" draw:text-style-name="P4" draw:layer="layout" svg:width="1.144cm" svg:height="0.759cm" svg:x="8.711cm" svg:y="10.282cm">
          <draw:text-box>
            <text:p><text:span text:style-name="T2">k+3</text:span></text:p>
          </draw:text-box>
        </draw:frame>
        <draw:line draw:style-name="gr4" draw:text-style-name="P3" draw:layer="layout" svg:x1="5.994cm" svg:y1="5.633cm" svg:x2="5.994cm" svg:y2="6.92cm">
          <text:p/>
        </draw:line>
        <draw:line draw:style-name="gr4" draw:text-style-name="P3" draw:layer="layout" svg:x1="9.355cm" svg:y1="3.13cm" svg:x2="9.355cm" svg:y2="9.137cm">
          <text:p/>
        </draw:line>
        <draw:line draw:style-name="gr5" draw:text-style-name="P3" draw:layer="layout" svg:x1="9.212cm" svg:y1="4.027cm" svg:x2="9.498cm" svg:y2="3.923cm">
          <text:p/>
        </draw:line>
        <draw:frame draw:style-name="gr8" draw:text-style-name="P4" draw:layer="layout" svg:width="0.572cm" svg:height="0.573cm" svg:x="8.783cm" svg:y="3.82cm">
          <draw:text-box>
            <text:p><text:span text:style-name="T2">k</text:span></text:p>
          </draw:text-box>
        </draw:frame>
        <draw:custom-shape draw:style-name="gr11" draw:text-style-name="P1" draw:layer="layout" svg:width="3.146cm" svg:height="1.502cm" svg:x="6.709cm" svg:y="12.927cm">
          <text:p text:style-name="P2"><text:span text:style-name="T3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8.64cm" svg:y1="11.497cm" svg:x2="8.64cm" svg:y2="12.927cm">
          <text:p/>
        </draw:line>
        <draw:line draw:style-name="gr4" draw:text-style-name="P3" draw:layer="layout" svg:x1="7.853cm" svg:y1="11.497cm" svg:x2="7.853cm" svg:y2="12.927cm">
          <text:p/>
        </draw:line>
        <draw:frame draw:style-name="gr6" draw:text-style-name="P4" draw:layer="layout" svg:width="1.144cm" svg:height="0.76cm" svg:x="6.852cm" svg:y="11.783cm">
          <draw:text-box>
            <text:p><text:span text:style-name="T2">k+2</text:span></text:p>
          </draw:text-box>
        </draw:frame>
        <draw:line draw:style-name="gr5" draw:text-style-name="P3" draw:layer="layout" svg:x1="7.71cm" svg:y1="12.069cm" svg:x2="7.996cm" svg:y2="11.926cm">
          <text:p/>
        </draw:line>
        <draw:line draw:style-name="gr5" draw:text-style-name="P3" draw:layer="layout" svg:x1="8.497cm" svg:y1="12.069cm" svg:x2="8.783cm" svg:y2="11.926cm">
          <text:p/>
        </draw:line>
        <draw:frame draw:style-name="gr7" draw:text-style-name="P4" draw:layer="layout" svg:width="1.144cm" svg:height="0.759cm" svg:x="8.711cm" svg:y="11.712cm">
          <draw:text-box>
            <text:p><text:span text:style-name="T2">k+2</text:span></text:p>
          </draw:text-box>
        </draw:frame>
        <draw:line draw:style-name="gr12" draw:text-style-name="P3" draw:layer="layout" svg:x1="5.779cm" svg:y1="11.497cm" svg:x2="7.996cm" svg:y2="11.497cm">
          <text:p/>
        </draw:line>
        <draw:frame draw:style-name="gr13" draw:text-style-name="P4" draw:layer="layout" svg:width="2.217cm" svg:height="0.574cm" svg:x="5.636cm" svg:y="10.925cm">
          <draw:text-box>
            <text:p><text:span text:style-name="T4">s</text:span><text:span text:style-name="T2"> = </text:span><text:span text:style-name="T4">s</text:span><text:span text:style-name="T2"> » 1</text:span></text:p>
          </draw:text-box>
        </draw:frame>
        <draw:line draw:style-name="gr12" draw:text-style-name="P3" draw:layer="layout" svg:x1="8.497cm" svg:y1="11.497cm" svg:x2="10.928cm" svg:y2="11.497cm">
          <text:p/>
        </draw:line>
        <draw:frame draw:style-name="gr13" draw:text-style-name="P4" draw:layer="layout" svg:width="2.217cm" svg:height="0.574cm" svg:x="9.283cm" svg:y="10.925cm">
          <draw:text-box>
            <text:p><text:span text:style-name="T4">c</text:span><text:span text:style-name="T2"> = </text:span><text:span text:style-name="T4">c</text:span><text:span text:style-name="T2"> » 1</text:span></text:p>
          </draw:text-box>
        </draw:frame>
        <draw:line draw:style-name="gr4" draw:text-style-name="P3" draw:layer="layout" svg:x1="8.64cm" svg:y1="14.429cm" svg:x2="8.64cm" svg:y2="16.503cm">
          <text:p/>
        </draw:line>
        <draw:line draw:style-name="gr4" draw:text-style-name="P3" draw:layer="layout" svg:x1="7.853cm" svg:y1="14.429cm" svg:x2="7.853cm" svg:y2="16.503cm">
          <text:p/>
        </draw:line>
        <draw:frame draw:style-name="gr6" draw:text-style-name="P4" draw:layer="layout" svg:width="1.144cm" svg:height="0.76cm" svg:x="6.852cm" svg:y="14.715cm">
          <draw:text-box>
            <text:p><text:span text:style-name="T2">k+2</text:span></text:p>
          </draw:text-box>
        </draw:frame>
        <draw:line draw:style-name="gr5" draw:text-style-name="P3" draw:layer="layout" svg:x1="7.71cm" svg:y1="15.001cm" svg:x2="7.996cm" svg:y2="14.858cm">
          <text:p/>
        </draw:line>
        <draw:line draw:style-name="gr5" draw:text-style-name="P3" draw:layer="layout" svg:x1="8.497cm" svg:y1="15.001cm" svg:x2="8.783cm" svg:y2="14.858cm">
          <text:p/>
        </draw:line>
        <draw:frame draw:style-name="gr7" draw:text-style-name="P4" draw:layer="layout" svg:width="1.144cm" svg:height="0.759cm" svg:x="8.711cm" svg:y="14.644cm">
          <draw:text-box>
            <text:p><text:span text:style-name="T2">k+2</text:span></text:p>
          </draw:text-box>
        </draw:frame>
        <draw:line draw:style-name="gr4" draw:text-style-name="P3" draw:layer="layout" svg:x1="2.49cm" svg:y1="13.142cm" svg:x2="6.709cm" svg:y2="13.142cm">
          <text:p/>
        </draw:line>
        <draw:line draw:style-name="gr4" draw:text-style-name="P3" draw:layer="layout" svg:x1="2.49cm" svg:y1="13.5cm" svg:x2="6.709cm" svg:y2="13.5cm">
          <text:p/>
        </draw:line>
        <draw:line draw:style-name="gr4" draw:text-style-name="P3" draw:layer="layout" svg:x1="2.49cm" svg:y1="13.857cm" svg:x2="6.709cm" svg:y2="13.857cm">
          <text:p/>
        </draw:line>
        <draw:line draw:style-name="gr14" draw:text-style-name="P3" draw:layer="layout" svg:x1="2.49cm" svg:y1="14.215cm" svg:x2="6.709cm" svg:y2="14.215cm">
          <text:p/>
        </draw:line>
        <draw:frame draw:style-name="gr8" draw:text-style-name="P4" draw:layer="layout" svg:width="0.858cm" svg:height="0.573cm" svg:x="1.703cm" svg:y="12.855cm">
          <draw:text-box>
            <text:p><text:span text:style-name="T2">clk</text:span></text:p>
          </draw:text-box>
        </draw:frame>
        <draw:frame draw:style-name="gr13" draw:text-style-name="P4" draw:layer="layout" svg:width="0.858cm" svg:height="0.574cm" svg:x="1.703cm" svg:y="13.212cm">
          <draw:text-box>
            <text:p><text:span text:style-name="T2">ce</text:span></text:p>
          </draw:text-box>
        </draw:frame>
        <draw:frame draw:style-name="gr8" draw:text-style-name="P4" draw:layer="layout" svg:width="0.858cm" svg:height="0.573cm" svg:x="1.703cm" svg:y="13.57cm">
          <draw:text-box>
            <text:p><text:span text:style-name="T2">rst</text:span></text:p>
          </draw:text-box>
        </draw:frame>
        <draw:frame draw:style-name="gr13" draw:text-style-name="P4" draw:layer="layout" svg:width="0.858cm" svg:height="0.574cm" svg:x="1.703cm" svg:y="13.927cm">
          <draw:text-box>
            <text:p><text:span text:style-name="T2">clr</text:span></text:p>
          </draw:text-box>
        </draw:frame>
        <draw:frame draw:style-name="gr8" draw:text-style-name="P4" draw:layer="layout" svg:width="0.858cm" svg:height="0.573cm" svg:x="18.7cm" svg:y="3.6cm">
          <draw:text-box>
            <text:p><text:span text:style-name="T2">A0</text:span></text:p>
          </draw:text-box>
        </draw:frame>
        <draw:frame draw:style-name="gr15" draw:text-style-name="P4" draw:layer="layout" svg:width="0.858cm" svg:height="0.6cm" svg:x="19.8cm" svg:y="3.6cm">
          <draw:text-box>
            <text:p><text:span text:style-name="T2">A1</text:span></text:p>
          </draw:text-box>
        </draw:frame>
        <draw:frame draw:style-name="gr16" draw:text-style-name="P6" draw:layer="layout" svg:width="1.073cm" svg:height="1.362cm" svg:x="6.4cm" svg:y="1.9cm">
          <draw:text-box>
            <text:p text:style-name="P5"><text:span text:style-name="T2">B0 или 0</text:span></text:p>
          </draw:text-box>
        </draw:frame>
        <draw:frame draw:style-name="gr16" draw:text-style-name="P6" draw:layer="layout" svg:width="1.073cm" svg:height="1.362cm" svg:x="7.473cm" svg:y="1.9cm">
          <draw:text-box>
            <text:p text:style-name="P5"><text:span text:style-name="T2">B1 или 0</text:span></text:p>
          </draw:text-box>
        </draw:frame>
        <draw:frame draw:style-name="gr16" draw:text-style-name="P6" draw:layer="layout" svg:width="1.073cm" svg:height="1.362cm" svg:x="8.76cm" svg:y="1.9cm">
          <draw:text-box>
            <text:p text:style-name="P5"><text:span text:style-name="T2">n или 0</text:span></text:p>
          </draw:text-box>
        </draw:frame>
        <draw:frame draw:style-name="gr7" draw:text-style-name="P4" draw:layer="layout" svg:width="1.144cm" svg:height="0.759cm" svg:x="6.852cm" svg:y="16.003cm">
          <draw:text-box>
            <text:p><text:span text:style-name="T2">S0</text:span></text:p>
          </draw:text-box>
        </draw:frame>
        <draw:frame draw:style-name="gr7" draw:text-style-name="P4" draw:layer="layout" svg:width="1.144cm" svg:height="0.759cm" svg:x="8.854cm" svg:y="16.003cm">
          <draw:text-box>
            <text:p><text:span text:style-name="T2">S1</text:span></text:p>
          </draw:text-box>
        </draw:frame>
        <draw:custom-shape draw:style-name="gr17" draw:text-style-name="P1" draw:layer="layout" svg:width="1.254cm" svg:height="0.8cm" svg:x="27.746cm" svg:y="9.7cm">
          <text:p text:style-name="P2"><text:span text:style-name="T3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0.858cm" svg:height="0.663cm" svg:x="23.6cm" svg:y="3.6cm">
          <draw:text-box>
            <text:p><text:span text:style-name="T2">clk</text:span></text:p>
          </draw:text-box>
        </draw:frame>
        <draw:frame draw:style-name="gr19" draw:text-style-name="P4" draw:layer="layout" svg:width="0.858cm" svg:height="0.665cm" svg:x="24.4cm" svg:y="3.6cm">
          <draw:text-box>
            <text:p><text:span text:style-name="T2">ce</text:span></text:p>
          </draw:text-box>
        </draw:frame>
        <draw:frame draw:style-name="gr18" draw:text-style-name="P4" draw:layer="layout" svg:width="0.858cm" svg:height="0.663cm" svg:x="25.1cm" svg:y="3.6cm">
          <draw:text-box>
            <text:p><text:span text:style-name="T2">rst</text:span></text:p>
          </draw:text-box>
        </draw:frame>
        <draw:custom-shape draw:style-name="gr20" draw:text-style-name="P1" draw:layer="layout" svg:width="1.246cm" svg:height="0.8cm" svg:x="18.6cm" svg:y="7.3cm">
          <text:p text:style-name="P2"><text:span text:style-name="T1">A0</text:span><text:span text:style-name="T5">k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3cm" svg:height="0.8cm" svg:x="19.846cm" svg:y="7.3cm">
          <text:p text:style-name="P2"><text:span text:style-name="T1">A0</text:span><text:span text:style-name="T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246cm" svg:height="0.8cm" svg:x="18.6cm" svg:y="8.9cm">
          <text:p text:style-name="P2"><text:span text:style-name="T1">A1</text:span><text:span text:style-name="T5">k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3cm" svg:height="0.8cm" svg:x="19.846cm" svg:y="8.9cm">
          <text:p text:style-name="P2"><text:span text:style-name="T1">A1</text:span><text:span text:style-name="T5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8cm" svg:height="1.2cm" svg:x="25.846cm" svg:y="7.9cm">
          <text:p text:style-name="P2"><text:span text:style-name="T3">1-bit F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4.9cm" svg:y1="8.3cm" svg:x2="25.846cm" svg:y2="8.3cm">
          <text:p/>
        </draw:line>
        <draw:line draw:style-name="gr4" draw:text-style-name="P3" draw:layer="layout" svg:x1="24.9cm" svg:y1="8.7cm" svg:x2="25.846cm" svg:y2="8.7cm">
          <text:p/>
        </draw:line>
        <draw:custom-shape draw:style-name="gr23" draw:text-style-name="P1" draw:layer="layout" svg:width="2cm" svg:height="0.8cm" svg:x="21.146cm" svg:y="7.3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cm" svg:height="0.8cm" svg:x="21.146cm" svg:y="8.9cm">
          <text:p text:style-name="P2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7" draw:layer="layout" svg:x1="20.9cm" svg:y1="6.9cm" svg:x2="23.6cm" svg:y2="6.9cm">
          <text:p/>
        </draw:line>
        <draw:frame draw:style-name="gr25" draw:text-style-name="P6" draw:layer="layout" svg:width="2.173cm" svg:height="0.569cm" svg:x="20.927cm" svg:y="6.431cm">
          <draw:text-box>
            <text:p text:style-name="P5"><text:span text:style-name="T4">shift</text:span></text:p>
          </draw:text-box>
        </draw:frame>
        <draw:line draw:style-name="gr24" draw:text-style-name="P7" draw:layer="layout" svg:x1="20.9cm" svg:y1="10.1cm" svg:x2="23.6cm" svg:y2="10.1cm">
          <text:p/>
        </draw:line>
        <draw:frame draw:style-name="gr25" draw:text-style-name="P6" draw:layer="layout" svg:width="2.173cm" svg:height="0.569cm" svg:x="21cm" svg:y="10.031cm">
          <draw:text-box>
            <text:p text:style-name="P5"><text:span text:style-name="T4">shift</text:span></text:p>
          </draw:text-box>
        </draw:frame>
        <draw:line draw:style-name="gr4" draw:text-style-name="P3" draw:layer="layout" svg:x1="26.3cm" svg:y1="9.1cm" svg:x2="26.3cm" svg:y2="11.5cm">
          <text:p/>
        </draw:line>
        <draw:line draw:style-name="gr4" draw:text-style-name="P3" draw:layer="layout" svg:x1="27cm" svg:y1="10.1cm" svg:x2="27.746cm" svg:y2="10.1cm">
          <text:p/>
        </draw:line>
        <draw:line draw:style-name="gr26" draw:text-style-name="P3" draw:layer="layout" svg:x1="28.4cm" svg:y1="6.6cm" svg:x2="28.4cm" svg:y2="9.7cm">
          <text:p/>
        </draw:line>
        <draw:line draw:style-name="gr4" draw:text-style-name="P3" draw:layer="layout" svg:x1="26.746cm" svg:y1="6.6cm" svg:x2="26.746cm" svg:y2="7.9cm">
          <text:p/>
        </draw:line>
        <draw:line draw:style-name="gr26" draw:text-style-name="P3" draw:layer="layout" svg:x1="28.4cm" svg:y1="6.6cm" svg:x2="26.746cm" svg:y2="6.6cm">
          <text:p/>
        </draw:line>
        <draw:line draw:style-name="gr26" draw:text-style-name="P3" draw:layer="layout" svg:x1="27cm" svg:y1="9.1cm" svg:x2="27cm" svg:y2="10.1cm">
          <text:p/>
        </draw:line>
        <draw:frame draw:style-name="gr27" draw:text-style-name="P8" draw:layer="layout" svg:width="1.258cm" svg:height="0.8cm" svg:x="25.242cm" svg:y="10.9cm">
          <draw:text-box>
            <text:p text:style-name="P2"><text:span text:style-name="T1">A</text:span><text:span text:style-name="T5">i</text:span></text:p>
          </draw:text-box>
        </draw:frame>
        <draw:frame draw:style-name="gr8" draw:text-style-name="P4" draw:layer="layout" svg:width="0.572cm" svg:height="0.573cm" svg:x="18.5cm" svg:y="4.8cm">
          <draw:text-box>
            <text:p><text:span text:style-name="T2">k</text:span></text:p>
          </draw:text-box>
        </draw:frame>
        <draw:line draw:style-name="gr4" draw:text-style-name="P3" draw:layer="layout" svg:x1="24cm" svg:y1="4.295cm" svg:x2="24cm" svg:y2="5.8cm">
          <text:p/>
        </draw:line>
        <draw:line draw:style-name="gr4" draw:text-style-name="P3" draw:layer="layout" svg:x1="24.8cm" svg:y1="4.295cm" svg:x2="24.8cm" svg:y2="5.8cm">
          <text:p/>
        </draw:line>
        <draw:line draw:style-name="gr4" draw:text-style-name="P3" draw:layer="layout" svg:x1="25.5cm" svg:y1="4.295cm" svg:x2="25.5cm" svg:y2="5.8cm">
          <text:p/>
        </draw:line>
        <draw:frame draw:style-name="gr28" draw:text-style-name="P4" draw:layer="layout" svg:width="1.158cm" svg:height="0.887cm" svg:x="20.9cm" svg:y="3.6cm">
          <draw:text-box>
            <text:p><text:span text:style-name="T4">load</text:span></text:p>
          </draw:text-box>
        </draw:frame>
        <draw:frame draw:style-name="gr29" draw:text-style-name="P4" draw:layer="layout" svg:width="1.8cm" svg:height="0.7cm" svg:x="21.9cm" svg:y="3.6cm">
          <draw:text-box>
            <text:p><text:span text:style-name="T4">continue</text:span></text:p>
          </draw:text-box>
        </draw:frame>
        <draw:line draw:style-name="gr4" draw:text-style-name="P3" draw:layer="layout" svg:x1="21.6cm" svg:y1="4.295cm" svg:x2="21.6cm" svg:y2="5.8cm">
          <text:p/>
        </draw:line>
        <draw:line draw:style-name="gr4" draw:text-style-name="P3" draw:layer="layout" svg:x1="22.4cm" svg:y1="4.295cm" svg:x2="22.4cm" svg:y2="5.8cm">
          <text:p/>
        </draw:line>
        <draw:line draw:style-name="gr4" draw:text-style-name="P3" draw:layer="layout" svg:x1="5.772cm" svg:y1="3.137cm" svg:x2="5.772cm" svg:y2="4.7cm">
          <text:p/>
        </draw:line>
        <draw:line draw:style-name="gr5" draw:text-style-name="P3" draw:layer="layout" svg:x1="5.629cm" svg:y1="4.034cm" svg:x2="5.915cm" svg:y2="3.93cm">
          <text:p/>
        </draw:line>
        <draw:frame draw:style-name="gr8" draw:text-style-name="P4" draw:layer="layout" svg:width="0.572cm" svg:height="0.573cm" svg:x="5.128cm" svg:y="3.727cm">
          <draw:text-box>
            <text:p><text:span text:style-name="T2">k</text:span></text:p>
          </draw:text-box>
        </draw:frame>
        <draw:line draw:style-name="gr4" draw:text-style-name="P3" draw:layer="layout" svg:x1="4.957cm" svg:y1="3.137cm" svg:x2="4.957cm" svg:y2="4.7cm">
          <text:p/>
        </draw:line>
        <draw:line draw:style-name="gr5" draw:text-style-name="P3" draw:layer="layout" svg:x1="4.814cm" svg:y1="4.034cm" svg:x2="5.1cm" svg:y2="3.93cm">
          <text:p/>
        </draw:line>
        <draw:frame draw:style-name="gr8" draw:text-style-name="P4" draw:layer="layout" svg:width="0.572cm" svg:height="0.573cm" svg:x="4.328cm" svg:y="3.727cm">
          <draw:text-box>
            <text:p><text:span text:style-name="T2">k</text:span></text:p>
          </draw:text-box>
        </draw:frame>
        <draw:frame draw:style-name="gr25" draw:text-style-name="P4" draw:layer="layout" svg:width="1cm" svg:height="0.569cm" svg:x="4.5cm" svg:y="2.6cm">
          <draw:text-box>
            <text:p><text:span text:style-name="T2">S0</text:span></text:p>
          </draw:text-box>
        </draw:frame>
        <draw:frame draw:style-name="gr25" draw:text-style-name="P4" draw:layer="layout" svg:width="1cm" svg:height="0.569cm" svg:x="5.4cm" svg:y="2.6cm">
          <draw:text-box>
            <text:p><text:span text:style-name="T2">S1</text:span></text:p>
          </draw:text-box>
        </draw:frame>
        <draw:custom-shape draw:style-name="gr30" draw:text-style-name="P9" draw:layer="layout" svg:width="4.7cm" svg:height="2.3cm" svg:x="46.7cm" svg:y="20.175cm">
          <text:p text:style-name="P2"><text:span text:style-name="T6">MontMult</text:span></text:p>
          <text:p text:style-name="P2"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7.171cm" svg:y1="16.975cm" svg:x2="47.171cm" svg:y2="20.175cm">
          <text:p/>
        </draw:line>
        <draw:line draw:style-name="gr5" draw:text-style-name="P3" draw:layer="layout" svg:x1="47.028cm" svg:y1="19.314cm" svg:x2="47.314cm" svg:y2="19.205cm">
          <text:p/>
        </draw:line>
        <draw:frame draw:style-name="gr15" draw:text-style-name="P10" draw:layer="layout" svg:width="0.572cm" svg:height="0.6cm" svg:x="46.542cm" svg:y="18.975cm">
          <draw:text-box>
            <text:p><text:span text:style-name="T7">k</text:span></text:p>
          </draw:text-box>
        </draw:frame>
        <draw:line draw:style-name="gr4" draw:text-style-name="P3" draw:layer="layout" svg:x1="48.129cm" svg:y1="16.975cm" svg:x2="48.129cm" svg:y2="20.175cm">
          <text:p/>
        </draw:line>
        <draw:line draw:style-name="gr5" draw:text-style-name="P3" draw:layer="layout" svg:x1="47.986cm" svg:y1="19.314cm" svg:x2="48.272cm" svg:y2="19.205cm">
          <text:p/>
        </draw:line>
        <draw:frame draw:style-name="gr15" draw:text-style-name="P10" draw:layer="layout" svg:width="0.572cm" svg:height="0.6cm" svg:x="47.5cm" svg:y="18.975cm">
          <draw:text-box>
            <text:p><text:span text:style-name="T7">k</text:span></text:p>
          </draw:text-box>
        </draw:frame>
        <draw:line draw:style-name="gr4" draw:text-style-name="P3" draw:layer="layout" svg:x1="49.071cm" svg:y1="16.975cm" svg:x2="49.071cm" svg:y2="20.175cm">
          <text:p/>
        </draw:line>
        <draw:line draw:style-name="gr5" draw:text-style-name="P3" draw:layer="layout" svg:x1="48.928cm" svg:y1="19.314cm" svg:x2="49.214cm" svg:y2="19.205cm">
          <text:p/>
        </draw:line>
        <draw:frame draw:style-name="gr15" draw:text-style-name="P10" draw:layer="layout" svg:width="0.572cm" svg:height="0.6cm" svg:x="48.442cm" svg:y="18.975cm">
          <draw:text-box>
            <text:p><text:span text:style-name="T7">k</text:span></text:p>
          </draw:text-box>
        </draw:frame>
        <draw:line draw:style-name="gr4" draw:text-style-name="P3" draw:layer="layout" svg:x1="49.971cm" svg:y1="16.975cm" svg:x2="49.971cm" svg:y2="20.175cm">
          <text:p/>
        </draw:line>
        <draw:line draw:style-name="gr5" draw:text-style-name="P3" draw:layer="layout" svg:x1="49.828cm" svg:y1="19.314cm" svg:x2="50.114cm" svg:y2="19.205cm">
          <text:p/>
        </draw:line>
        <draw:frame draw:style-name="gr15" draw:text-style-name="P10" draw:layer="layout" svg:width="0.572cm" svg:height="0.6cm" svg:x="49.342cm" svg:y="18.975cm">
          <draw:text-box>
            <text:p><text:span text:style-name="T7">k</text:span></text:p>
          </draw:text-box>
        </draw:frame>
        <draw:line draw:style-name="gr4" draw:text-style-name="P3" draw:layer="layout" svg:x1="50.871cm" svg:y1="18.602cm" svg:x2="50.871cm" svg:y2="20.175cm">
          <text:p/>
        </draw:line>
        <draw:line draw:style-name="gr5" draw:text-style-name="P3" draw:layer="layout" svg:x1="50.728cm" svg:y1="19.314cm" svg:x2="51.014cm" svg:y2="19.205cm">
          <text:p/>
        </draw:line>
        <draw:frame draw:style-name="gr8" draw:text-style-name="P10" draw:layer="layout" svg:width="0.7cm" svg:height="0.573cm" svg:x="50.6cm" svg:y="17.975cm">
          <draw:text-box>
            <text:p><text:span text:style-name="T7">n</text:span></text:p>
          </draw:text-box>
        </draw:frame>
        <draw:frame draw:style-name="gr15" draw:text-style-name="P10" draw:layer="layout" svg:width="0.572cm" svg:height="0.6cm" svg:x="50.242cm" svg:y="18.975cm">
          <draw:text-box>
            <text:p><text:span text:style-name="T7">k</text:span></text:p>
          </draw:text-box>
        </draw:frame>
        <draw:line draw:style-name="gr4" draw:text-style-name="P3" draw:layer="layout" svg:x1="45.3cm" svg:y1="20.575cm" svg:x2="46.7cm" svg:y2="20.575cm">
          <text:p/>
        </draw:line>
        <draw:line draw:style-name="gr4" draw:text-style-name="P3" draw:layer="layout" svg:x1="46.7cm" svg:y1="22.144cm" svg:x2="45.3cm" svg:y2="22.144cm">
          <text:p/>
        </draw:line>
        <draw:frame draw:style-name="gr31" draw:text-style-name="P10" draw:layer="layout" svg:width="1.5cm" svg:height="0.526cm" svg:x="44.1cm" svg:y="20.275cm">
          <draw:text-box>
            <text:p><text:span text:style-name="T8">start_r</text:span></text:p>
          </draw:text-box>
        </draw:frame>
        <draw:frame draw:style-name="gr25" draw:text-style-name="P10" draw:layer="layout" svg:width="1.6cm" svg:height="0.569cm" svg:x="44cm" svg:y="21.875cm">
          <draw:text-box>
            <text:p><text:span text:style-name="T8">ready_r</text:span></text:p>
          </draw:text-box>
        </draw:frame>
        <draw:line draw:style-name="gr4" draw:text-style-name="P3" draw:layer="layout" svg:x1="47.9cm" svg:y1="13.375cm" svg:x2="47.9cm" svg:y2="15.475cm">
          <text:p/>
        </draw:line>
        <draw:line draw:style-name="gr5" draw:text-style-name="P3" draw:layer="layout" svg:x1="47.814cm" svg:y1="14.614cm" svg:x2="48.1cm" svg:y2="14.505cm">
          <text:p/>
        </draw:line>
        <draw:line draw:style-name="gr4" draw:text-style-name="P3" draw:layer="layout" svg:x1="46.9cm" svg:y1="13.675cm" svg:x2="46.9cm" svg:y2="15.475cm">
          <text:p/>
        </draw:line>
        <draw:line draw:style-name="gr5" draw:text-style-name="P3" draw:layer="layout" svg:x1="46.814cm" svg:y1="14.614cm" svg:x2="47.1cm" svg:y2="14.505cm">
          <text:p/>
        </draw:line>
        <draw:frame draw:style-name="gr15" draw:text-style-name="P10" draw:layer="layout" svg:width="0.572cm" svg:height="0.6cm" svg:x="46.328cm" svg:y="14.275cm">
          <draw:text-box>
            <text:p><text:span text:style-name="T7">k</text:span></text:p>
          </draw:text-box>
        </draw:frame>
        <draw:frame draw:style-name="gr15" draw:text-style-name="P10" draw:layer="layout" svg:width="0.572cm" svg:height="0.6cm" svg:x="47.314cm" svg:y="14.275cm">
          <draw:text-box>
            <text:p><text:span text:style-name="T7">k</text:span></text:p>
          </draw:text-box>
        </draw:frame>
        <draw:custom-shape draw:style-name="gr30" draw:text-style-name="P9" draw:layer="layout" svg:width="4.7cm" svg:height="2.3cm" svg:x="54.4cm" svg:y="20.175cm">
          <text:p text:style-name="P2"><text:span text:style-name="T6">MontMult</text:span></text:p>
          <text:p text:style-name="P2"><text:span text:style-name="T6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4.871cm" svg:y1="16.975cm" svg:x2="54.871cm" svg:y2="20.175cm">
          <text:p/>
        </draw:line>
        <draw:line draw:style-name="gr5" draw:text-style-name="P3" draw:layer="layout" svg:x1="54.728cm" svg:y1="19.314cm" svg:x2="55.014cm" svg:y2="19.205cm">
          <text:p/>
        </draw:line>
        <draw:frame draw:style-name="gr15" draw:text-style-name="P10" draw:layer="layout" svg:width="0.572cm" svg:height="0.6cm" svg:x="54.242cm" svg:y="18.975cm">
          <draw:text-box>
            <text:p><text:span text:style-name="T7">k</text:span></text:p>
          </draw:text-box>
        </draw:frame>
        <draw:line draw:style-name="gr4" draw:text-style-name="P3" draw:layer="layout" svg:x1="55.829cm" svg:y1="16.975cm" svg:x2="55.829cm" svg:y2="20.175cm">
          <text:p/>
        </draw:line>
        <draw:line draw:style-name="gr5" draw:text-style-name="P3" draw:layer="layout" svg:x1="55.686cm" svg:y1="19.314cm" svg:x2="55.972cm" svg:y2="19.205cm">
          <text:p/>
        </draw:line>
        <draw:frame draw:style-name="gr15" draw:text-style-name="P10" draw:layer="layout" svg:width="0.572cm" svg:height="0.6cm" svg:x="55.2cm" svg:y="18.975cm">
          <draw:text-box>
            <text:p><text:span text:style-name="T7">k</text:span></text:p>
          </draw:text-box>
        </draw:frame>
        <draw:line draw:style-name="gr4" draw:text-style-name="P3" draw:layer="layout" svg:x1="56.771cm" svg:y1="16.975cm" svg:x2="56.771cm" svg:y2="20.175cm">
          <text:p/>
        </draw:line>
        <draw:line draw:style-name="gr5" draw:text-style-name="P3" draw:layer="layout" svg:x1="56.628cm" svg:y1="19.314cm" svg:x2="56.914cm" svg:y2="19.205cm">
          <text:p/>
        </draw:line>
        <draw:frame draw:style-name="gr15" draw:text-style-name="P10" draw:layer="layout" svg:width="0.572cm" svg:height="0.6cm" svg:x="56.142cm" svg:y="18.975cm">
          <draw:text-box>
            <text:p><text:span text:style-name="T7">k</text:span></text:p>
          </draw:text-box>
        </draw:frame>
        <draw:line draw:style-name="gr4" draw:text-style-name="P3" draw:layer="layout" svg:x1="57.671cm" svg:y1="16.975cm" svg:x2="57.671cm" svg:y2="20.175cm">
          <text:p/>
        </draw:line>
        <draw:line draw:style-name="gr5" draw:text-style-name="P3" draw:layer="layout" svg:x1="57.528cm" svg:y1="19.314cm" svg:x2="57.814cm" svg:y2="19.205cm">
          <text:p/>
        </draw:line>
        <draw:frame draw:style-name="gr15" draw:text-style-name="P10" draw:layer="layout" svg:width="0.572cm" svg:height="0.6cm" svg:x="57.042cm" svg:y="18.975cm">
          <draw:text-box>
            <text:p><text:span text:style-name="T7">k</text:span></text:p>
          </draw:text-box>
        </draw:frame>
        <draw:line draw:style-name="gr4" draw:text-style-name="P3" draw:layer="layout" svg:x1="58.571cm" svg:y1="18.602cm" svg:x2="58.571cm" svg:y2="20.175cm">
          <text:p/>
        </draw:line>
        <draw:line draw:style-name="gr5" draw:text-style-name="P3" draw:layer="layout" svg:x1="58.428cm" svg:y1="19.314cm" svg:x2="58.714cm" svg:y2="19.205cm">
          <text:p/>
        </draw:line>
        <draw:frame draw:style-name="gr8" draw:text-style-name="P10" draw:layer="layout" svg:width="0.7cm" svg:height="0.573cm" svg:x="58.3cm" svg:y="17.975cm">
          <draw:text-box>
            <text:p><text:span text:style-name="T7">n</text:span></text:p>
          </draw:text-box>
        </draw:frame>
        <draw:frame draw:style-name="gr15" draw:text-style-name="P10" draw:layer="layout" svg:width="0.572cm" svg:height="0.6cm" svg:x="57.942cm" svg:y="18.975cm">
          <draw:text-box>
            <text:p><text:span text:style-name="T7">k</text:span></text:p>
          </draw:text-box>
        </draw:frame>
        <draw:line draw:style-name="gr4" draw:text-style-name="P3" draw:layer="layout" svg:x1="53cm" svg:y1="20.575cm" svg:x2="54.4cm" svg:y2="20.575cm">
          <text:p/>
        </draw:line>
        <draw:line draw:style-name="gr4" draw:text-style-name="P3" draw:layer="layout" svg:x1="54.4cm" svg:y1="22.144cm" svg:x2="53cm" svg:y2="22.144cm">
          <text:p/>
        </draw:line>
        <draw:frame draw:style-name="gr31" draw:text-style-name="P10" draw:layer="layout" svg:width="1.5cm" svg:height="0.526cm" svg:x="51.8cm" svg:y="20.275cm">
          <draw:text-box>
            <text:p><text:span text:style-name="T8">start_p</text:span></text:p>
          </draw:text-box>
        </draw:frame>
        <draw:frame draw:style-name="gr25" draw:text-style-name="P10" draw:layer="layout" svg:width="1.6cm" svg:height="0.569cm" svg:x="51.7cm" svg:y="21.875cm">
          <draw:text-box>
            <text:p><text:span text:style-name="T8">ready_p</text:span></text:p>
          </draw:text-box>
        </draw:frame>
        <draw:line draw:style-name="gr26" draw:text-style-name="P3" draw:layer="layout" svg:x1="56.2cm" svg:y1="22.475cm" svg:x2="56.2cm" svg:y2="24.175cm">
          <text:p/>
        </draw:line>
        <draw:line draw:style-name="gr5" draw:text-style-name="P3" draw:layer="layout" svg:x1="56.1cm" svg:y1="23.114cm" svg:x2="56.386cm" svg:y2="23.005cm">
          <text:p/>
        </draw:line>
        <draw:line draw:style-name="gr26" draw:text-style-name="P3" draw:layer="layout" svg:x1="57.201cm" svg:y1="22.475cm" svg:x2="57.2cm" svg:y2="23.575cm">
          <text:p/>
        </draw:line>
        <draw:line draw:style-name="gr5" draw:text-style-name="P3" draw:layer="layout" svg:x1="57.058cm" svg:y1="23.114cm" svg:x2="57.344cm" svg:y2="23.005cm">
          <text:p/>
        </draw:line>
        <draw:frame draw:style-name="gr15" draw:text-style-name="P10" draw:layer="layout" svg:width="0.572cm" svg:height="0.6cm" svg:x="56.572cm" svg:y="22.775cm">
          <draw:text-box>
            <text:p><text:span text:style-name="T7">k</text:span></text:p>
          </draw:text-box>
        </draw:frame>
        <draw:frame draw:style-name="gr15" draw:text-style-name="P10" draw:layer="layout" svg:width="0.572cm" svg:height="0.6cm" svg:x="55.6cm" svg:y="22.775cm">
          <draw:text-box>
            <text:p><text:span text:style-name="T7">k</text:span></text:p>
          </draw:text-box>
        </draw:frame>
        <draw:custom-shape draw:style-name="gr32" draw:text-style-name="P9" draw:layer="layout" svg:width="13.9cm" svg:height="1.5cm" svg:x="45.9cm" svg:y="15.475cm">
          <text:p text:style-name="P2"><text:span text:style-name="T6">Commutation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7.9cm" svg:y1="13.375cm" svg:x2="57.899cm" svg:y2="15.475cm">
          <text:p/>
        </draw:line>
        <draw:line draw:style-name="gr5" draw:text-style-name="P3" draw:layer="layout" svg:x1="57.756cm" svg:y1="14.614cm" svg:x2="58.042cm" svg:y2="14.505cm">
          <text:p/>
        </draw:line>
        <draw:line draw:style-name="gr4" draw:text-style-name="P3" draw:layer="layout" svg:x1="58.9cm" svg:y1="13.675cm" svg:x2="58.9cm" svg:y2="15.475cm">
          <text:p/>
        </draw:line>
        <draw:line draw:style-name="gr5" draw:text-style-name="P3" draw:layer="layout" svg:x1="58.8cm" svg:y1="14.584cm" svg:x2="59.086cm" svg:y2="14.475cm">
          <text:p/>
        </draw:line>
        <draw:frame draw:style-name="gr15" draw:text-style-name="P10" draw:layer="layout" svg:width="0.672cm" svg:height="0.6cm" svg:x="58.228cm" svg:y="14.275cm">
          <draw:text-box>
            <text:p><text:span text:style-name="T7">k</text:span></text:p>
          </draw:text-box>
        </draw:frame>
        <draw:frame draw:style-name="gr15" draw:text-style-name="P10" draw:layer="layout" svg:width="0.572cm" svg:height="0.6cm" svg:x="57.256cm" svg:y="14.275cm">
          <draw:text-box>
            <text:p><text:span text:style-name="T7">k</text:span></text:p>
          </draw:text-box>
        </draw:frame>
        <draw:line draw:style-name="gr26" draw:text-style-name="P3" draw:layer="layout" svg:x1="60.9cm" svg:y1="13.675cm" svg:x2="60.9cm" svg:y2="23.575cm">
          <text:p/>
        </draw:line>
        <draw:line draw:style-name="gr26" draw:text-style-name="P3" draw:layer="layout" svg:x1="57.2cm" svg:y1="23.575cm" svg:x2="60.9cm" svg:y2="23.575cm">
          <text:p/>
        </draw:line>
        <draw:line draw:style-name="gr26" draw:text-style-name="P3" draw:layer="layout" svg:x1="58.9cm" svg:y1="13.675cm" svg:x2="60.9cm" svg:y2="13.675cm">
          <text:p/>
        </draw:line>
        <draw:line draw:style-name="gr26" draw:text-style-name="P3" draw:layer="layout" svg:x1="61.5cm" svg:y1="13.375cm" svg:x2="61.5cm" svg:y2="24.175cm">
          <text:p/>
        </draw:line>
        <draw:line draw:style-name="gr26" draw:text-style-name="P3" draw:layer="layout" svg:x1="56.2cm" svg:y1="24.175cm" svg:x2="61.5cm" svg:y2="24.175cm">
          <text:p/>
        </draw:line>
        <draw:line draw:style-name="gr26" draw:text-style-name="P3" draw:layer="layout" svg:x1="57.9cm" svg:y1="13.375cm" svg:x2="61.5cm" svg:y2="13.375cm">
          <text:p/>
        </draw:line>
        <draw:line draw:style-name="gr26" draw:text-style-name="P3" draw:layer="layout" svg:x1="43.2cm" svg:y1="13.675cm" svg:x2="43.2cm" svg:y2="23.575cm">
          <text:p/>
        </draw:line>
        <draw:line draw:style-name="gr26" draw:text-style-name="P3" draw:layer="layout" svg:x1="43.2cm" svg:y1="23.575cm" svg:x2="48.5cm" svg:y2="23.575cm">
          <text:p/>
        </draw:line>
        <draw:line draw:style-name="gr26" draw:text-style-name="P3" draw:layer="layout" svg:x1="43.2cm" svg:y1="13.675cm" svg:x2="46.9cm" svg:y2="13.675cm">
          <text:p/>
        </draw:line>
        <draw:line draw:style-name="gr26" draw:text-style-name="P3" draw:layer="layout" svg:x1="42.8cm" svg:y1="13.375cm" svg:x2="42.8cm" svg:y2="24.175cm">
          <text:p/>
        </draw:line>
        <draw:line draw:style-name="gr26" draw:text-style-name="P3" draw:layer="layout" svg:x1="42.8cm" svg:y1="24.175cm" svg:x2="49.5cm" svg:y2="24.175cm">
          <text:p/>
        </draw:line>
        <draw:line draw:style-name="gr26" draw:text-style-name="P3" draw:layer="layout" svg:x1="42.8cm" svg:y1="13.375cm" svg:x2="47.9cm" svg:y2="13.375cm">
          <text:p/>
        </draw:line>
        <draw:line draw:style-name="gr4" draw:text-style-name="P3" draw:layer="layout" svg:x1="49.5cm" svg:y1="22.475cm" svg:x2="49.5cm" svg:y2="25.675cm">
          <text:p/>
        </draw:line>
        <draw:line draw:style-name="gr5" draw:text-style-name="P3" draw:layer="layout" svg:x1="49.4cm" svg:y1="23.114cm" svg:x2="49.686cm" svg:y2="23.005cm">
          <text:p/>
        </draw:line>
        <draw:line draw:style-name="gr4" draw:text-style-name="P3" draw:layer="layout" svg:x1="48.501cm" svg:y1="22.475cm" svg:x2="48.5cm" svg:y2="25.675cm">
          <text:p/>
        </draw:line>
        <draw:line draw:style-name="gr5" draw:text-style-name="P3" draw:layer="layout" svg:x1="48.358cm" svg:y1="23.114cm" svg:x2="48.644cm" svg:y2="23.005cm">
          <text:p/>
        </draw:line>
        <draw:frame draw:style-name="gr15" draw:text-style-name="P10" draw:layer="layout" svg:width="0.572cm" svg:height="0.6cm" svg:x="47.872cm" svg:y="22.775cm">
          <draw:text-box>
            <text:p><text:span text:style-name="T7">k</text:span></text:p>
          </draw:text-box>
        </draw:frame>
        <draw:frame draw:style-name="gr15" draw:text-style-name="P10" draw:layer="layout" svg:width="0.572cm" svg:height="0.6cm" svg:x="48.9cm" svg:y="22.775cm">
          <draw:text-box>
            <text:p><text:span text:style-name="T7">k</text:span></text:p>
          </draw:text-box>
        </draw:frame>
        <draw:custom-shape draw:style-name="gr33" draw:text-style-name="P11" draw:layer="layout" svg:width="0.2cm" svg:height="0.2cm" svg:x="48.4cm" svg:y="23.47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0.2cm" svg:height="0.2cm" svg:x="49.4cm" svg:y="24.07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2.2cm" svg:height="1.088cm" svg:x="47.9cm" svg:y="25.675cm">
          <text:p text:style-name="P2"><text:span text:style-name="T6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9cm" svg:y1="26.763cm" svg:x2="49cm" svg:y2="28.576cm">
          <text:p/>
        </draw:line>
        <draw:line draw:style-name="gr5" draw:text-style-name="P3" draw:layer="layout" svg:x1="48.914cm" svg:y1="27.535cm" svg:x2="49.2cm" svg:y2="27.403cm">
          <text:p/>
        </draw:line>
        <draw:frame draw:style-name="gr35" draw:text-style-name="P10" draw:layer="layout" svg:width="0.572cm" svg:height="0.725cm" svg:x="48.414cm" svg:y="27.125cm">
          <draw:text-box>
            <text:p><text:span text:style-name="T7">k</text:span></text:p>
          </draw:text-box>
        </draw:frame>
        <draw:line draw:style-name="gr4" draw:text-style-name="P3" draw:layer="layout" svg:x1="51cm" svg:y1="26.1cm" svg:x2="50.1cm" svg:y2="26.1cm">
          <text:p/>
        </draw:line>
        <draw:frame draw:style-name="gr28" draw:text-style-name="P10" draw:layer="layout" svg:width="1.9cm" svg:height="0.887cm" svg:x="50.9cm" svg:y="25.8cm">
          <draw:text-box>
            <text:p><text:span text:style-name="T8">start_add</text:span></text:p>
          </draw:text-box>
        </draw:frame>
        <draw:line draw:style-name="gr4" draw:text-style-name="P3" draw:layer="layout" svg:x1="54.658cm" svg:y1="23.575cm" svg:x2="54.658cm" svg:y2="22.475cm">
          <text:p/>
        </draw:line>
        <draw:line draw:style-name="gr4" draw:text-style-name="P3" draw:layer="layout" svg:x1="55.058cm" svg:y1="23.575cm" svg:x2="55.058cm" svg:y2="22.475cm">
          <text:p/>
        </draw:line>
        <draw:line draw:style-name="gr4" draw:text-style-name="P3" draw:layer="layout" svg:x1="55.458cm" svg:y1="23.575cm" svg:x2="55.458cm" svg:y2="22.475cm">
          <text:p/>
        </draw:line>
        <draw:frame draw:style-name="gr18" draw:text-style-name="P10" draw:layer="layout" svg:width="1.1cm" svg:height="0.663cm" svg:x="54.1cm" svg:y="23.575cm">
          <draw:text-box>
            <text:p><text:span text:style-name="T7">clk</text:span></text:p>
          </draw:text-box>
        </draw:frame>
        <draw:frame draw:style-name="gr19" draw:text-style-name="P10" draw:layer="layout" svg:width="0.858cm" svg:height="0.665cm" svg:x="54.6cm" svg:y="23.575cm">
          <draw:text-box>
            <text:p><text:span text:style-name="T7">ce</text:span></text:p>
          </draw:text-box>
        </draw:frame>
        <draw:frame draw:style-name="gr18" draw:text-style-name="P10" draw:layer="layout" svg:width="0.858cm" svg:height="0.663cm" svg:x="55.058cm" svg:y="23.575cm">
          <draw:text-box>
            <text:p><text:span text:style-name="T7">rst</text:span></text:p>
          </draw:text-box>
        </draw:frame>
        <draw:line draw:style-name="gr4" draw:text-style-name="P3" draw:layer="layout" svg:x1="50.142cm" svg:y1="23.575cm" svg:x2="50.142cm" svg:y2="22.475cm">
          <text:p/>
        </draw:line>
        <draw:line draw:style-name="gr4" draw:text-style-name="P3" draw:layer="layout" svg:x1="50.542cm" svg:y1="23.575cm" svg:x2="50.542cm" svg:y2="22.475cm">
          <text:p/>
        </draw:line>
        <draw:line draw:style-name="gr4" draw:text-style-name="P3" draw:layer="layout" svg:x1="50.942cm" svg:y1="23.575cm" svg:x2="50.942cm" svg:y2="22.475cm">
          <text:p/>
        </draw:line>
        <draw:frame draw:style-name="gr19" draw:text-style-name="P10" draw:layer="layout" svg:width="0.858cm" svg:height="0.665cm" svg:x="50.1cm" svg:y="23.575cm">
          <draw:text-box>
            <text:p><text:span text:style-name="T7">ce</text:span></text:p>
          </draw:text-box>
        </draw:frame>
        <draw:frame draw:style-name="gr18" draw:text-style-name="P10" draw:layer="layout" svg:width="0.858cm" svg:height="0.663cm" svg:x="50.542cm" svg:y="23.575cm">
          <draw:text-box>
            <text:p><text:span text:style-name="T7">rst</text:span></text:p>
          </draw:text-box>
        </draw:frame>
        <draw:frame draw:style-name="gr18" draw:text-style-name="P10" draw:layer="layout" svg:width="1.358cm" svg:height="0.663cm" svg:x="49.642cm" svg:y="23.575cm">
          <draw:text-box>
            <text:p><text:span text:style-name="T7">clk</text:span></text:p>
          </draw:text-box>
        </draw:frame>
        <draw:line draw:style-name="gr4" draw:text-style-name="P3" draw:layer="layout" svg:x1="46.687cm" svg:y1="25.874cm" svg:x2="47.906cm" svg:y2="25.874cm">
          <text:p/>
        </draw:line>
        <draw:line draw:style-name="gr4" draw:text-style-name="P3" draw:layer="layout" svg:x1="46.687cm" svg:y1="26.232cm" svg:x2="47.906cm" svg:y2="26.232cm">
          <text:p/>
        </draw:line>
        <draw:line draw:style-name="gr4" draw:text-style-name="P3" draw:layer="layout" svg:x1="46.687cm" svg:y1="26.589cm" svg:x2="47.906cm" svg:y2="26.589cm">
          <text:p/>
        </draw:line>
        <draw:frame draw:style-name="gr8" draw:text-style-name="P10" draw:layer="layout" svg:width="1.1cm" svg:height="0.573cm" svg:x="45.9cm" svg:y="25.587cm">
          <draw:text-box>
            <text:p><text:span text:style-name="T7">clk</text:span></text:p>
          </draw:text-box>
        </draw:frame>
        <draw:frame draw:style-name="gr13" draw:text-style-name="P10" draw:layer="layout" svg:width="0.858cm" svg:height="0.574cm" svg:x="45.9cm" svg:y="25.944cm">
          <draw:text-box>
            <text:p><text:span text:style-name="T7">ce</text:span></text:p>
          </draw:text-box>
        </draw:frame>
        <draw:frame draw:style-name="gr8" draw:text-style-name="P10" draw:layer="layout" svg:width="0.858cm" svg:height="0.573cm" svg:x="45.9cm" svg:y="26.302cm">
          <draw:text-box>
            <text:p><text:span text:style-name="T7">rst</text:span></text:p>
          </draw:text-box>
        </draw:frame>
        <draw:line draw:style-name="gr4" draw:text-style-name="P3" draw:layer="layout" svg:x1="56cm" svg:y1="14.175cm" svg:x2="56cm" svg:y2="15.475cm">
          <text:p/>
        </draw:line>
        <draw:line draw:style-name="gr5" draw:text-style-name="P3" draw:layer="layout" svg:x1="55.872cm" svg:y1="14.584cm" svg:x2="56.158cm" svg:y2="14.475cm">
          <text:p/>
        </draw:line>
        <draw:frame draw:style-name="gr15" draw:text-style-name="P10" draw:layer="layout" svg:width="0.672cm" svg:height="0.6cm" svg:x="55.3cm" svg:y="14.275cm">
          <draw:text-box>
            <text:p><text:span text:style-name="T7">k</text:span></text:p>
          </draw:text-box>
        </draw:frame>
        <draw:frame draw:style-name="gr15" draw:text-style-name="P10" draw:layer="layout" svg:width="0.672cm" svg:height="0.6cm" svg:x="55.7cm" svg:y="13.675cm">
          <draw:text-box>
            <text:p><text:span text:style-name="T7">0</text:span></text:p>
          </draw:text-box>
        </draw:frame>
        <draw:custom-shape draw:style-name="gr36" draw:text-style-name="P9" draw:layer="layout" svg:width="2.9cm" svg:height="4.5cm" svg:x="55.4cm" svg:y="26.3cm">
          <text:p text:style-name="P2"><text:span text:style-name="T6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3" draw:layer="layout" svg:x1="58.3cm" svg:y1="26.825cm" svg:x2="59.7cm" svg:y2="26.825cm">
          <text:p/>
        </draw:line>
        <draw:frame draw:style-name="gr28" draw:text-style-name="P10" draw:layer="layout" svg:width="1.6cm" svg:height="0.887cm" svg:x="59.7cm" svg:y="26.525cm">
          <draw:text-box>
            <text:p><text:span text:style-name="T8">com_ctrl</text:span></text:p>
          </draw:text-box>
        </draw:frame>
        <draw:line draw:style-name="gr38" draw:text-style-name="P3" draw:layer="layout" svg:x1="58.728cm" svg:y1="27cm" svg:x2="58.828cm" svg:y2="26.6cm">
          <text:p/>
        </draw:line>
        <draw:frame draw:style-name="gr35" draw:text-style-name="P10" draw:layer="layout" svg:width="1.172cm" svg:height="0.725cm" svg:x="48.628cm" svg:y="28.575cm">
          <draw:text-box>
            <text:p><text:span text:style-name="T8">m</text:span></text:p>
          </draw:text-box>
        </draw:frame>
        <draw:line draw:style-name="gr4" draw:text-style-name="P3" draw:layer="layout" svg:x1="50.428cm" svg:y1="14.175cm" svg:x2="50.428cm" svg:y2="15.475cm">
          <text:p/>
        </draw:line>
        <draw:line draw:style-name="gr5" draw:text-style-name="P3" draw:layer="layout" svg:x1="50.3cm" svg:y1="14.584cm" svg:x2="50.586cm" svg:y2="14.475cm">
          <text:p/>
        </draw:line>
        <draw:frame draw:style-name="gr15" draw:text-style-name="P10" draw:layer="layout" svg:width="0.672cm" svg:height="0.6cm" svg:x="49.728cm" svg:y="14.275cm">
          <draw:text-box>
            <text:p><text:span text:style-name="T7">k</text:span></text:p>
          </draw:text-box>
        </draw:frame>
        <draw:frame draw:style-name="gr15" draw:text-style-name="P10" draw:layer="layout" svg:width="0.672cm" svg:height="0.6cm" svg:x="50.128cm" svg:y="13.675cm">
          <draw:text-box>
            <text:p><text:span text:style-name="T8">c</text:span></text:p>
          </draw:text-box>
        </draw:frame>
        <draw:line draw:style-name="gr4" draw:text-style-name="P3" draw:layer="layout" svg:x1="52.028cm" svg:y1="14.175cm" svg:x2="52.028cm" svg:y2="15.475cm">
          <text:p/>
        </draw:line>
        <draw:line draw:style-name="gr5" draw:text-style-name="P3" draw:layer="layout" svg:x1="51.9cm" svg:y1="14.584cm" svg:x2="52.186cm" svg:y2="14.475cm">
          <text:p/>
        </draw:line>
        <draw:frame draw:style-name="gr15" draw:text-style-name="P10" draw:layer="layout" svg:width="0.672cm" svg:height="0.6cm" svg:x="51.328cm" svg:y="14.275cm">
          <draw:text-box>
            <text:p><text:span text:style-name="T7">k</text:span></text:p>
          </draw:text-box>
        </draw:frame>
        <draw:frame draw:style-name="gr39" draw:text-style-name="P10" draw:layer="layout" svg:width="3.4cm" svg:height="1.205cm" svg:x="51.2cm" svg:y="13.675cm">
          <draw:text-box>
            <text:p><text:span text:style-name="T8">K = r</text:span><text:span text:style-name="T9">2 </text:span><text:span text:style-name="T10">(mod n)</text:span></text:p>
          </draw:text-box>
        </draw:frame>
        <draw:line draw:style-name="gr37" draw:text-style-name="P3" draw:layer="layout" svg:x1="58.3cm" svg:y1="27.594cm" svg:x2="59.7cm" svg:y2="27.594cm">
          <text:p/>
        </draw:line>
        <draw:frame draw:style-name="gr31" draw:text-style-name="P10" draw:layer="layout" svg:width="1.5cm" svg:height="0.526cm" svg:x="59.7cm" svg:y="27.325cm">
          <draw:text-box>
            <text:p><text:span text:style-name="T8">start_r</text:span></text:p>
          </draw:text-box>
        </draw:frame>
        <draw:line draw:style-name="gr37" draw:text-style-name="P3" draw:layer="layout" svg:x1="58.3cm" svg:y1="28.194cm" svg:x2="59.7cm" svg:y2="28.194cm">
          <text:p/>
        </draw:line>
        <draw:frame draw:style-name="gr31" draw:text-style-name="P10" draw:layer="layout" svg:width="1.5cm" svg:height="0.526cm" svg:x="59.7cm" svg:y="27.925cm">
          <draw:text-box>
            <text:p><text:span text:style-name="T8">start_p</text:span></text:p>
          </draw:text-box>
        </draw:frame>
        <draw:line draw:style-name="gr4" draw:text-style-name="P3" draw:layer="layout" svg:x1="44.5cm" svg:y1="16.025cm" svg:x2="45.9cm" svg:y2="16.025cm">
          <text:p/>
        </draw:line>
        <draw:frame draw:style-name="gr28" draw:text-style-name="P10" draw:layer="layout" svg:width="1.6cm" svg:height="0.887cm" svg:x="43.3cm" svg:y="15.513cm">
          <draw:text-box>
            <text:p><text:span text:style-name="T8">com_ctrl</text:span></text:p>
          </draw:text-box>
        </draw:frame>
        <draw:line draw:style-name="gr5" draw:text-style-name="P3" draw:layer="layout" svg:x1="44.928cm" svg:y1="16.2cm" svg:x2="45.028cm" svg:y2="15.8cm">
          <text:p/>
        </draw:line>
        <draw:line draw:style-name="gr37" draw:text-style-name="P3" draw:layer="layout" svg:x1="54cm" svg:y1="29.356cm" svg:x2="55.4cm" svg:y2="29.356cm">
          <text:p/>
        </draw:line>
        <draw:frame draw:style-name="gr25" draw:text-style-name="P10" draw:layer="layout" svg:width="1.6cm" svg:height="0.569cm" svg:x="52.6cm" svg:y="29.056cm">
          <draw:text-box>
            <text:p><text:span text:style-name="T8">ready_r</text:span></text:p>
          </draw:text-box>
        </draw:frame>
        <draw:line draw:style-name="gr37" draw:text-style-name="P3" draw:layer="layout" svg:x1="54cm" svg:y1="29.856cm" svg:x2="55.4cm" svg:y2="29.856cm">
          <text:p/>
        </draw:line>
        <draw:frame draw:style-name="gr25" draw:text-style-name="P10" draw:layer="layout" svg:width="1.6cm" svg:height="0.569cm" svg:x="52.6cm" svg:y="29.556cm">
          <draw:text-box>
            <text:p><text:span text:style-name="T8">ready_p</text:span></text:p>
          </draw:text-box>
        </draw:frame>
        <draw:line draw:style-name="gr4" draw:text-style-name="P3" draw:layer="layout" svg:x1="46.657cm" svg:y1="10.927cm" svg:x2="46.657cm" svg:y2="12.5cm">
          <text:p/>
        </draw:line>
        <draw:line draw:style-name="gr5" draw:text-style-name="P3" draw:layer="layout" svg:x1="46.514cm" svg:y1="11.639cm" svg:x2="46.8cm" svg:y2="11.53cm">
          <text:p/>
        </draw:line>
        <draw:frame draw:style-name="gr8" draw:text-style-name="P10" draw:layer="layout" svg:width="0.7cm" svg:height="0.573cm" svg:x="46.3cm" svg:y="10.3cm">
          <draw:text-box>
            <text:p><text:span text:style-name="T8">d</text:span></text:p>
          </draw:text-box>
        </draw:frame>
        <draw:frame draw:style-name="gr15" draw:text-style-name="P10" draw:layer="layout" svg:width="0.572cm" svg:height="0.6cm" svg:x="46.028cm" svg:y="11.3cm">
          <draw:text-box>
            <text:p><text:span text:style-name="T8">t</text:span></text:p>
          </draw:text-box>
        </draw:frame>
        <draw:line draw:style-name="gr4" draw:text-style-name="P3" draw:layer="layout" svg:x1="51.287cm" svg:y1="10.927cm" svg:x2="51.287cm" svg:y2="12.5cm">
          <text:p/>
        </draw:line>
        <draw:line draw:style-name="gr5" draw:text-style-name="P3" draw:layer="layout" svg:x1="51.144cm" svg:y1="11.639cm" svg:x2="51.43cm" svg:y2="11.53cm">
          <text:p/>
        </draw:line>
        <draw:frame draw:style-name="gr8" draw:text-style-name="P10" draw:layer="layout" svg:width="0.7cm" svg:height="0.573cm" svg:x="51.016cm" svg:y="10.3cm">
          <draw:text-box>
            <text:p><text:span text:style-name="T8">n</text:span></text:p>
          </draw:text-box>
        </draw:frame>
        <draw:line draw:style-name="gr4" draw:text-style-name="P3" draw:layer="layout" svg:x1="45.257cm" svg:y1="10.927cm" svg:x2="45.257cm" svg:y2="12.5cm">
          <text:p/>
        </draw:line>
        <draw:line draw:style-name="gr5" draw:text-style-name="P3" draw:layer="layout" svg:x1="45.114cm" svg:y1="11.639cm" svg:x2="45.4cm" svg:y2="11.53cm">
          <text:p/>
        </draw:line>
        <draw:frame draw:style-name="gr8" draw:text-style-name="P10" draw:layer="layout" svg:width="0.7cm" svg:height="0.573cm" svg:x="44.986cm" svg:y="10.3cm">
          <draw:text-box>
            <text:p><text:span text:style-name="T8">c</text:span></text:p>
          </draw:text-box>
        </draw:frame>
        <draw:frame draw:style-name="gr15" draw:text-style-name="P10" draw:layer="layout" svg:width="0.572cm" svg:height="0.6cm" svg:x="44.628cm" svg:y="11.3cm">
          <draw:text-box>
            <text:p><text:span text:style-name="T7">k</text:span></text:p>
          </draw:text-box>
        </draw:frame>
        <draw:line draw:style-name="gr37" draw:text-style-name="P3" draw:layer="layout" svg:x1="54cm" svg:y1="28.431cm" svg:x2="55.4cm" svg:y2="28.431cm">
          <text:p/>
        </draw:line>
        <draw:frame draw:style-name="gr15" draw:text-style-name="P10" draw:layer="layout" svg:width="0.9cm" svg:height="0.6cm" svg:x="53.3cm" svg:y="28.2cm">
          <draw:text-box>
            <text:p><text:span text:style-name="T8">t-1</text:span></text:p>
          </draw:text-box>
        </draw:frame>
        <draw:line draw:style-name="gr37" draw:text-style-name="P3" draw:layer="layout" svg:x1="54cm" svg:y1="26.9cm" svg:x2="55.4cm" svg:y2="26.9cm">
          <text:p/>
        </draw:line>
        <draw:frame draw:style-name="gr25" draw:text-style-name="P10" draw:layer="layout" svg:width="1.2cm" svg:height="0.569cm" svg:x="53cm" svg:y="26.6cm">
          <draw:text-box>
            <text:p><text:span text:style-name="T8">start</text:span></text:p>
          </draw:text-box>
        </draw:frame>
        <draw:line draw:style-name="gr4" draw:text-style-name="P3" draw:layer="layout" svg:x1="43.971cm" svg:y1="10.927cm" svg:x2="43.971cm" svg:y2="12.5cm">
          <text:p/>
        </draw:line>
        <draw:frame draw:style-name="gr25" draw:text-style-name="P10" draw:layer="layout" svg:width="1.4cm" svg:height="0.569cm" svg:x="43.4cm" svg:y="10.3cm">
          <draw:text-box>
            <text:p><text:span text:style-name="T8">start</text:span></text:p>
          </draw:text-box>
        </draw:frame>
        <draw:line draw:style-name="gr37" draw:text-style-name="P3" draw:layer="layout" svg:x1="54cm" svg:y1="27.625cm" svg:x2="55.4cm" svg:y2="27.625cm">
          <text:p/>
        </draw:line>
        <draw:line draw:style-name="gr38" draw:text-style-name="P3" draw:layer="layout" svg:x1="54.428cm" svg:y1="27.8cm" svg:x2="54.528cm" svg:y2="27.4cm">
          <text:p/>
        </draw:line>
        <draw:frame draw:style-name="gr15" draw:text-style-name="P10" draw:layer="layout" svg:width="0.572cm" svg:height="0.6cm" svg:x="54.3cm" svg:y="27.625cm">
          <draw:text-box>
            <text:p><text:span text:style-name="T8">t</text:span></text:p>
          </draw:text-box>
        </draw:frame>
        <draw:frame draw:style-name="gr25" draw:text-style-name="P10" draw:layer="layout" svg:width="0.7cm" svg:height="0.569cm" svg:x="53.5cm" svg:y="27.331cm">
          <draw:text-box>
            <text:p><text:span text:style-name="T8">d</text:span></text:p>
          </draw:text-box>
        </draw:frame>
        <draw:line draw:style-name="gr37" draw:text-style-name="P3" draw:layer="layout" svg:x1="58.3cm" svg:y1="29.969cm" svg:x2="59.7cm" svg:y2="29.969cm">
          <text:p/>
        </draw:line>
        <draw:frame draw:style-name="gr28" draw:text-style-name="P10" draw:layer="layout" svg:width="2.6cm" svg:height="0.887cm" svg:x="59.7cm" svg:y="29.7cm">
          <draw:text-box>
            <text:p><text:span text:style-name="T8">done</text:span></text:p>
          </draw:text-box>
        </draw:frame>
        <draw:line draw:style-name="gr40" draw:text-style-name="P3" draw:layer="layout" svg:x1="56.857cm" svg:y1="10.927cm" svg:x2="56.857cm" svg:y2="12.5cm">
          <text:p/>
        </draw:line>
        <draw:frame draw:style-name="gr25" draw:text-style-name="P10" draw:layer="layout" svg:width="1.4cm" svg:height="0.569cm" svg:x="56.286cm" svg:y="10.3cm">
          <draw:text-box>
            <text:p><text:span text:style-name="T8">done</text:span></text:p>
          </draw:text-box>
        </draw:frame>
        <draw:line draw:style-name="gr4" draw:text-style-name="P3" draw:layer="layout" svg:x1="49.628cm" svg:y1="10.9cm" svg:x2="49.628cm" svg:y2="12.5cm">
          <text:p/>
        </draw:line>
        <draw:line draw:style-name="gr5" draw:text-style-name="P3" draw:layer="layout" svg:x1="49.5cm" svg:y1="11.609cm" svg:x2="49.786cm" svg:y2="11.5cm">
          <text:p/>
        </draw:line>
        <draw:frame draw:style-name="gr15" draw:text-style-name="P10" draw:layer="layout" svg:width="0.672cm" svg:height="0.6cm" svg:x="48.928cm" svg:y="11.3cm">
          <draw:text-box>
            <text:p><text:span text:style-name="T7">k</text:span></text:p>
          </draw:text-box>
        </draw:frame>
        <draw:frame draw:style-name="gr39" draw:text-style-name="P10" draw:layer="layout" svg:width="3cm" svg:height="1.205cm" svg:x="48.5cm" svg:y="10.3cm">
          <draw:text-box>
            <text:p><text:span text:style-name="T8">K = r</text:span><text:span text:style-name="T9">2 </text:span><text:span text:style-name="T10">(mod n)</text:span></text:p>
          </draw:text-box>
        </draw:frame>
        <draw:line draw:style-name="gr40" draw:text-style-name="P12" draw:layer="layout" svg:x1="52.942cm" svg:y1="12.465cm" svg:x2="52.942cm" svg:y2="11.365cm">
          <text:p/>
        </draw:line>
        <draw:line draw:style-name="gr40" draw:text-style-name="P12" draw:layer="layout" svg:x1="53.342cm" svg:y1="12.465cm" svg:x2="53.342cm" svg:y2="11.365cm">
          <text:p/>
        </draw:line>
        <draw:line draw:style-name="gr40" draw:text-style-name="P12" draw:layer="layout" svg:x1="53.742cm" svg:y1="12.465cm" svg:x2="53.742cm" svg:y2="11.365cm">
          <text:p/>
        </draw:line>
        <draw:frame draw:style-name="gr19" draw:text-style-name="P10" draw:layer="layout" svg:width="0.858cm" svg:height="0.665cm" svg:x="52.9cm" svg:y="10.8cm">
          <draw:text-box>
            <text:p><text:span text:style-name="T7">ce</text:span></text:p>
          </draw:text-box>
        </draw:frame>
        <draw:frame draw:style-name="gr18" draw:text-style-name="P10" draw:layer="layout" svg:width="0.858cm" svg:height="0.663cm" svg:x="53.342cm" svg:y="10.8cm">
          <draw:text-box>
            <text:p><text:span text:style-name="T7">rst</text:span></text:p>
          </draw:text-box>
        </draw:frame>
        <draw:frame draw:style-name="gr18" draw:text-style-name="P10" draw:layer="layout" svg:width="1.358cm" svg:height="0.663cm" svg:x="52.442cm" svg:y="10.8cm">
          <draw:text-box>
            <text:p><text:span text:style-name="T7">clk</text:span></text:p>
          </draw:text-box>
        </draw:frame>
        <draw:line draw:style-name="gr41" draw:text-style-name="P12" draw:layer="layout" svg:x1="56.4cm" svg:y1="26.3cm" svg:x2="56.4cm" svg:y2="25.2cm">
          <text:p/>
        </draw:line>
        <draw:line draw:style-name="gr41" draw:text-style-name="P12" draw:layer="layout" svg:x1="56.8cm" svg:y1="26.3cm" svg:x2="56.8cm" svg:y2="25.2cm">
          <text:p/>
        </draw:line>
        <draw:line draw:style-name="gr41" draw:text-style-name="P12" draw:layer="layout" svg:x1="57.2cm" svg:y1="26.3cm" svg:x2="57.2cm" svg:y2="25.2cm">
          <text:p/>
        </draw:line>
        <draw:frame draw:style-name="gr19" draw:text-style-name="P10" draw:layer="layout" svg:width="0.858cm" svg:height="0.665cm" svg:x="56.358cm" svg:y="24.635cm">
          <draw:text-box>
            <text:p><text:span text:style-name="T7">ce</text:span></text:p>
          </draw:text-box>
        </draw:frame>
        <draw:frame draw:style-name="gr18" draw:text-style-name="P10" draw:layer="layout" svg:width="0.858cm" svg:height="0.663cm" svg:x="56.8cm" svg:y="24.635cm">
          <draw:text-box>
            <text:p><text:span text:style-name="T7">rst</text:span></text:p>
          </draw:text-box>
        </draw:frame>
        <draw:frame draw:style-name="gr18" draw:text-style-name="P10" draw:layer="layout" svg:width="1.358cm" svg:height="0.663cm" svg:x="55.9cm" svg:y="24.635cm">
          <draw:text-box>
            <text:p><text:span text:style-name="T7">clk</text:span></text:p>
          </draw:text-box>
        </draw:frame>
        <draw:line draw:style-name="gr26" draw:text-style-name="P3" draw:layer="layout" svg:x1="24.9cm" svg:y1="7.7cm" svg:x2="24.9cm" svg:y2="8.3cm">
          <text:p/>
        </draw:line>
        <draw:line draw:style-name="gr26" draw:text-style-name="P3" draw:layer="layout" svg:x1="24.9cm" svg:y1="8.7cm" svg:x2="24.9cm" svg:y2="9.3cm">
          <text:p/>
        </draw:line>
        <draw:line draw:style-name="gr26" draw:text-style-name="P3" draw:layer="layout" svg:x1="24.9cm" svg:y1="9.3cm" svg:x2="24.4cm" svg:y2="9.3cm">
          <text:p/>
        </draw:line>
        <draw:custom-shape draw:style-name="gr21" draw:text-style-name="P1" draw:layer="layout" svg:width="1.3cm" svg:height="0.8cm" svg:x="23.146cm" svg:y="8.9cm">
          <text:p text:style-name="P2"><text:span text:style-name="T1">A1</text:span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3" draw:layer="layout" svg:x1="24.9cm" svg:y1="7.7cm" svg:x2="24.4cm" svg:y2="7.7cm">
          <text:p/>
        </draw:line>
        <draw:custom-shape draw:style-name="gr21" draw:text-style-name="P1" draw:layer="layout" svg:width="1.3cm" svg:height="0.8cm" svg:x="23.146cm" svg:y="7.3cm">
          <text:p text:style-name="P2"><text:span text:style-name="T1">A0</text:span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4" draw:layer="layout" svg:width="1.6cm" svg:height="0.887cm" svg:x="26.9cm" svg:y="6.1cm">
          <draw:text-box>
            <text:p><text:span text:style-name="T4">carry</text:span></text:p>
          </draw:text-box>
        </draw:frame>
        <draw:line draw:style-name="gr42" draw:text-style-name="P3" draw:layer="layout" svg:x1="55.586cm" svg:y1="10.787cm" svg:x2="55.586cm" svg:y2="12.6cm">
          <text:p/>
        </draw:line>
        <draw:line draw:style-name="gr5" draw:text-style-name="P3" draw:layer="layout" svg:x1="55.5cm" svg:y1="11.997cm" svg:x2="55.786cm" svg:y2="11.865cm">
          <text:p/>
        </draw:line>
        <draw:frame draw:style-name="gr35" draw:text-style-name="P10" draw:layer="layout" svg:width="0.572cm" svg:height="0.725cm" svg:x="55cm" svg:y="11.587cm">
          <draw:text-box>
            <text:p><text:span text:style-name="T7">k</text:span></text:p>
          </draw:text-box>
        </draw:frame>
        <draw:frame draw:style-name="gr43" draw:text-style-name="P10" draw:layer="layout" svg:width="1.172cm" svg:height="0.526cm" svg:x="55.214cm" svg:y="10.2cm">
          <draw:text-box>
            <text:p><text:span text:style-name="T8">m</text:span></text:p>
          </draw:text-box>
        </draw:frame>
        <draw:line draw:style-name="gr4" draw:text-style-name="P3" draw:layer="layout" svg:x1="54.328cm" svg:y1="14.175cm" svg:x2="54.328cm" svg:y2="15.475cm">
          <text:p/>
        </draw:line>
        <draw:line draw:style-name="gr5" draw:text-style-name="P3" draw:layer="layout" svg:x1="54.2cm" svg:y1="14.584cm" svg:x2="54.486cm" svg:y2="14.475cm">
          <text:p/>
        </draw:line>
        <draw:frame draw:style-name="gr15" draw:text-style-name="P10" draw:layer="layout" svg:width="0.672cm" svg:height="0.6cm" svg:x="53.628cm" svg:y="14.275cm">
          <draw:text-box>
            <text:p><text:span text:style-name="T7">k</text:span></text:p>
          </draw:text-box>
        </draw:frame>
        <draw:frame draw:style-name="gr15" draw:text-style-name="P10" draw:layer="layout" svg:width="0.672cm" svg:height="0.6cm" svg:x="54.028cm" svg:y="13.675cm">
          <draw:text-box>
            <text:p><text:span text:style-name="T8">1</text:span></text:p>
          </draw:text-box>
        </draw:frame>
        <draw:line draw:style-name="gr38" draw:text-style-name="P3" draw:layer="layout" svg:x1="54.3cm" svg:y1="28.6cm" svg:x2="54.4cm" svg:y2="28.2cm">
          <text:p/>
        </draw:line>
        <draw:line draw:style-name="gr4" draw:text-style-name="P3" draw:layer="layout" svg:x1="47.857cm" svg:y1="10.927cm" svg:x2="47.857cm" svg:y2="12.5cm">
          <text:p/>
        </draw:line>
        <draw:line draw:style-name="gr5" draw:text-style-name="P3" draw:layer="layout" svg:x1="47.714cm" svg:y1="11.639cm" svg:x2="48cm" svg:y2="11.53cm">
          <text:p/>
        </draw:line>
        <draw:frame draw:style-name="gr44" draw:text-style-name="P10" draw:layer="layout" svg:width="0.9cm" svg:height="0.801cm" svg:x="47.3cm" svg:y="10.3cm">
          <draw:text-box>
            <text:p><text:span text:style-name="T8">t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4:11:35.557000000</meta:creation-date>
    <meta:generator>LibreOffice/5.0.4.2$Windows_x86 LibreOffice_project/2b9802c1994aa0b7dc6079e128979269cf95bc78</meta:generator>
    <dc:date>2016-02-05T12:55:43.676000000</dc:date>
    <meta:editing-duration>PT4H19M40S</meta:editing-duration>
    <meta:editing-cycles>52</meta:editing-cycles>
    <meta:document-statistic meta:object-count="302"/>
  </office:meta>
</office:document-meta>
</file>